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ef8e7" officeooo:paragraph-rsid="000ef8e7"/>
    </style:style>
    <style:style style:name="P2" style:family="paragraph" style:parent-style-name="Standard">
      <style:paragraph-properties fo:text-align="start" style:justify-single-word="false"/>
      <style:text-properties officeooo:rsid="000ef8e7" officeooo:paragraph-rsid="000ef8e7"/>
    </style:style>
    <style:style style:name="P3" style:family="paragraph" style:parent-style-name="Standard">
      <style:paragraph-properties fo:text-align="start" style:justify-single-word="false"/>
      <style:text-properties officeooo:rsid="000ef8e7" officeooo:paragraph-rsid="000ef8e7"/>
    </style:style>
    <style:style style:name="T1" style:family="text">
      <style:text-properties officeooo:rsid="00110d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Réunion 2 – 07/02/2022</text:p>
      <text:p text:style-name="P1"/>
      <text:p text:style-name="P2"/>
      <text:p text:style-name="P2"/>
      <text:p text:style-name="P2">- Utiliser la plupart des définitions meme si elles peuvent se contredire .</text:p>
      <text:p text:style-name="P2">- Essayer de trouver une valeur générale d'équité, qui prend pour paramètre les différentes métriques et qui nous permet de weight them pour obtenir l'équité général au use case sur lequel on travaille.</text:p>
      <text:p text:style-name="P2">- Causal reasoning = faille apparente par rapport à un attribut par rapport à une donnée bah implique une causalité/corrélation pour tout ce qui est relié à cette donnée/attribut, ce qui est généré comme comportement causal.</text:p>
      <text:p text:style-name="P2">- <text:s/>il est conseillé d'utiliser la base de données de credit approval, pour pouvoir se familiariser avec les diverses métriques.</text:p>
      <text:p text:style-name="P2"><text:s/>lien : https://www.kaggle.com/alexisbcook/exercise-ai-fairness/data</text:p>
      <text:p text:style-name="P2"><text:s/>- Pour la question de la base de données, on a les définitions, l'objectif c'est de modifier les datasets, notre apport c'est pas de tester les définitions mais plus ajuster l'algorithme/base de données pour qu'ils soit le plus équitable possible, donc notre apport c'est de resortir une définition générale, un score global d'équité et de l'optimiser en faisant du preprocessing.</text:p>
      <text:p text:style-name="P2">- Donc meme si on trouve un cas, baaah osef, là on est vraiment dans la compréhension.</text:p>
      <text:p text:style-name="P2">- salaire, maladie etc.. il faut des données personelles. Comment faire ce traitement en divulguant le moins de données possibles.</text:p>
      <text:p text:style-name="P2">- <text:span text:style-name="T1">Faire le squelette du premier livrable comme ça on prend un peu d’avance.</text:span></text:p>
      <text:p text:style-name="P2">- <text:span text:style-name="T1">D’ici la semaine suivante faudrait qu’on ait notre base de données et our use case.</text:span></text:p>
      <text:p text:style-name="P2">- <text:span text:style-name="T1">Voir si on utilise des books ou un autre moyen pour partager le trava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7T15:44:54.665228744</meta:creation-date>
    <dc:date>2022-02-07T15:55:03.025764161</dc:date>
    <meta:editing-duration>PT5M55S</meta:editing-duration>
    <meta:editing-cycles>2</meta:editing-cycles>
    <meta:generator>LibreOffice/6.4.7.2$Linux_X86_64 LibreOffice_project/40$Build-2</meta:generator>
    <meta:document-statistic meta:table-count="0" meta:image-count="0" meta:object-count="0" meta:page-count="1" meta:paragraph-count="12" meta:word-count="251" meta:character-count="1557" meta:non-whitespace-character-count="1314"/>
  </office:meta>
</office:document-meta>
</file>